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2589BAC15DBE4DFD94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2.932cm" fo:min-width="2.824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ed1c24" draw:marker-start-width="0.5cm" draw:marker-end-width="0.5cm" draw:fill="none" draw:fill-color="#ffffff" fo:min-height="0.35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ed1c24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5.874cm" svg:height="15.874cm" svg:x="1.054cm" svg:y="1.12cm">
          <draw:image xlink:href="Pictures/1000000000000258000002589BAC15DBE4DFD940.jpg" xlink:type="simple" xlink:show="embed" xlink:actuate="onLoad">
            <text:p/>
          </draw:image>
        </draw:frame>
        <draw:custom-shape draw:style-name="gr2" draw:text-style-name="P2" xml:id="id2" draw:id="id2" draw:layer="layout" svg:width="4.7cm" svg:height="4.5cm" svg:x="5.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11.2cm" svg:height="0.948cm" svg:x="2.5cm" svg:y="1.5cm">
          <draw:text-box>
            <text:p>Campo magnético variando no tempo</text:p>
          </draw:text-box>
        </draw:frame>
        <draw:connector draw:style-name="gr4" draw:text-style-name="P2" draw:layer="layout" draw:type="line" svg:x1="8.1cm" svg:y1="2.448cm" svg:x2="8.05cm" svg:y2="5.6cm" draw:start-shape="id1" draw:start-glue-point="2" draw:end-shape="id2" draw:end-glue-point="4" svg:d="M8100 2448l-50 3152" svg:viewBox="0 0 51 31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07:48:55.247816674</meta:creation-date>
    <dc:date>2018-09-14T07:53:52.219821472</dc:date>
    <meta:editing-duration>PT5M1S</meta:editing-duration>
    <meta:editing-cycles>1</meta:editing-cycles>
    <meta:document-statistic meta:object-count="4"/>
    <meta:generator>LibreOffice/6.0.3.2$Linux_X86_64 LibreOffice_project/00m0$Build-2</meta:generator>
  </office:meta>
</office:document-meta>
</file>